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4pt" style:font-size-complex="16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4"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5"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7"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8"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9" style:family="paragraph" style:parent-style-name="Standard" style:list-style-name="L9">
      <style:paragraph-properties fo:text-align="start" style:justify-single-word="false"/>
      <style:text-properties fo:font-size="12pt" style:text-underline-style="none" style:font-size-asian="10.5pt" style:font-size-complex="12pt"/>
    </style:style>
    <style:style style:name="P10" style:family="paragraph" style:parent-style-name="Standard">
      <style:paragraph-properties fo:text-align="center" style:justify-single-word="false"/>
      <style:text-properties fo:font-size="12pt" style:text-underline-style="none" style:font-size-asian="10.5pt" style:font-size-complex="12pt"/>
    </style:style>
    <style:style style:name="P11" style:family="paragraph" style:parent-style-name="Standard" style:list-style-name="L8">
      <style:paragraph-properties fo:text-align="start" style:justify-single-word="false"/>
    </style:style>
    <style:style style:name="T1" style:family="text">
      <style:text-properties fo:font-size="12pt" style:text-underline-style="none" style:font-size-asian="10.5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 :Cours 2</text:p>
      <text:p text:style-name="P10"/>
      <text:p text:style-name="P10"/>
      <text:p text:style-name="P10"/>
      <text:list xml:id="list1447657961" text:style-name="L2">
        <text:list-item>
          <text:p text:style-name="P3">Introduction</text:p>
        </text:list-item>
      </text:list>
      <text:p text:style-name="P2"/>
      <text:p text:style-name="P2"><text:tab/>Introduction sur l'accroissement de la population (3%), et du besoin en nourriture. </text:p>
      <text:p text:style-name="P2"><text:tab/>Problème au niveau de l'agriculture et de l’approvisionnement en eau. La population agricole chute, les campagnes se vident. On travail surtout dans le secteur tertiaire. Autre changement : le goût, les habitudes alimentaires. On achète de plus en plus de plats cuisinés, ce qui n'était pas le cas avant. Dans le monde on consomme de plus en plus de viande, qui coûte cher et qui consomme beaucoup d'autre denrées alimentaires. </text:p>
      <text:p text:style-name="P2"/>
      <text:list xml:id="list1436376720" text:style-name="L3">
        <text:list-item>
          <text:list>
            <text:list-item>
              <text:list>
                <text:list-item>
                  <text:p text:style-name="P4">La France</text:p>
                  <text:p text:style-name="P4"/>
                </text:list-item>
              </text:list>
            </text:list-item>
          </text:list>
        </text:list-item>
      </text:list>
      <text:p text:style-name="P2"><text:tab/>La France reste un pays agricole. Agriculture : 2,9 % de la population. Perte de 7 milliards d'euros sur l'agriculture. </text:p>
      <text:p text:style-name="P2"/>
      <text:list xml:id="list628567728" text:style-name="L4">
        <text:list-item>
          <text:list>
            <text:list-item>
              <text:p text:style-name="P5">Jules César, dit « le mec qu'a fait plein de trucs ». En Germanie (livre 4), les Suèves (voisins du Nord) est la peuplade Germaine la plus nombreuse et la plus guerrière. Ils font venir chez eux les marchands étrangers, non pour acheter mais vendre les prises de guerres. Ils interdisent à leurs guerriers de boire du vin parce que ils sont moins courageux. Idée d'autarcie.</text:p>
            </text:list-item>
            <text:list-item>
              <text:p text:style-name="P5">Les Gaulois taxaient le vin à l'importation, ce qui à bien fait rager les Romains LOL. </text:p>
            </text:list-item>
          </text:list>
        </text:list-item>
      </text:list>
      <text:p text:style-name="P2"/>
      <text:p text:style-name="P2"><text:tab/>En 2005, premier exportateur au rang mondial. Mais ce n'est plus le cas maintenant. On avait la PAC (Politique agricole commune), assure une rémunération minimum peut importe le prix de vente du produit → c'est la communauté européenne qui paye, excédent alimentaire → exportation, c'est encore la CE qui paye LOL. Les Anglais veulent pas payé pour les paysans français (car pas d'agriculture). La PAC consomme énormément d'argent (43 % du budget communautaire). </text:p>
      <text:p text:style-name="P2"/>
      <text:p text:style-name="P2"/>
      <text:list xml:id="list1080514516" text:style-name="L5">
        <text:list-item>
          <text:p text:style-name="P6">La macroéconomie</text:p>
        </text:list-item>
      </text:list>
      <text:p text:style-name="P2"/>
      <text:p text:style-name="P2"><text:tab/>Macroéconomie : </text:p>
      <text:list xml:id="list1543768725" text:style-name="L6">
        <text:list-item>
          <text:list>
            <text:list-item>
              <text:p text:style-name="P7">le commerce international</text:p>
            </text:list-item>
            <text:list-item>
              <text:p text:style-name="P7">économie national</text:p>
              <text:list>
                <text:list-item>
                  <text:p text:style-name="P7">PIB</text:p>
                </text:list-item>
                <text:list-item>
                  <text:p text:style-name="P7">Politique Budgétaire (droit fiscal)→ ETAT + collectivités Territoriales, dettes</text:p>
                </text:list-item>
                <text:list-item>
                  <text:p text:style-name="P7">production</text:p>
                </text:list-item>
                <text:list-item>
                  <text:p text:style-name="P7">consommation</text:p>
                </text:list-item>
                <text:list-item>
                  <text:p text:style-name="P7">pouvoir d'achat</text:p>
                </text:list-item>
                <text:list-item>
                  <text:p text:style-name="P7">marché du travail</text:p>
                </text:list-item>
                <text:list-item>
                  <text:p text:style-name="P7">investissement </text:p>
                </text:list-item>
                <text:list-item>
                  <text:p text:style-name="P7">chômage</text:p>
                </text:list-item>
                <text:list-item>
                  <text:p text:style-name="P7">la croissance </text:p>
                </text:list-item>
              </text:list>
            </text:list-item>
          </text:list>
        </text:list-item>
      </text:list>
      <text:p text:style-name="P2"/>
      <text:p text:style-name="P2"><text:soft-page-break/><text:tab/>En 1974 nous étions 52 millions. </text:p>
      <text:p text:style-name="P2"/>
      <text:p text:style-name="P2">----- Début des propos sexistes </text:p>
      <text:p text:style-name="P2"/>
      <text:p text:style-name="P2"><text:tab/>Le monde du travail s'est féminisée. Après la guerre, elles se sont dit « OMG ENFAIT ON SAIT TRAVAILLER !!!! ». Les femmes conduisait des tramways → début des accidents de la route.</text:p>
      <text:p text:style-name="P2"/>
      <text:p text:style-name="P2">Fin des propose sexistes -----</text:p>
      <text:p text:style-name="P2"/>
      <text:p text:style-name="P2"><text:tab/>Énorme montée du tertiaire ! </text:p>
      <text:list xml:id="list1635051842" text:style-name="L7">
        <text:list-item>
          <text:list>
            <text:list-item>
              <text:p text:style-name="P8">1959 : 22 % en primaire, 38 en industrie, et 39 en tertiaire</text:p>
            </text:list-item>
            <text:list-item>
              <text:p text:style-name="P8">1975 : 11, 38, 50</text:p>
            </text:list-item>
            <text:list-item>
              <text:p text:style-name="P8">Aujourd'hui : 2 , 20, 80</text:p>
            </text:list-item>
          </text:list>
        </text:list-item>
      </text:list>
      <text:p text:style-name="P2"/>
      <text:p text:style-name="P2"><text:tab/>Le poids du chômage c'est accéléré depuis les années 1970, crise dite du pétrole, les matières premières deviennent plus chère « La goûte qui fait déborder le vase ». </text:p>
      <text:p text:style-name="P2"><text:tab/>En 1974 : 600 000, 2 % de chômeurs.</text:p>
      <text:p text:style-name="P2"><text:tab/>Pourquoi ce chômage ? Changement au niveau des structures de l'économie, les femmes se mettent sur le marché du travail. Le type contractuel du travail change énormément, fin du 20eme siècle : prédominance du salariat. </text:p>
      <text:p text:style-name="P2"><text:tab/></text:p>
      <text:p text:style-name="P2"><text:tab/>En 1950 : 52 % de la population étaient des salariés, et 37 % étaient des indépendants. </text:p>
      <text:p text:style-name="P2"><text:tab/>Aujourd'hui : les non-salariés ne représentent que 15 % de la population active. </text:p>
      <text:p text:style-name="P2"/>
      <text:p text:style-name="P2"><text:tab/>Autre fait remarquable : dans les pays développés, ralentissement de la natalité. Le rallongement de la vie influe sur l'économie (retraites plus longues). Gros problème : ralentissement de la croissance. </text:p>
      <text:p text:style-name="P2"/>
      <text:p text:style-name="P2"/>
      <text:list xml:id="list52505559" text:style-name="L8">
        <text:list-item>
          <text:list>
            <text:list-item>
              <text:list>
                <text:list-item>
                  <text:p text:style-name="P11"><text:span text:style-name="T1">Comptabilité</text:span></text:p>
                </text:list-item>
              </text:list>
            </text:list-item>
          </text:list>
        </text:list-item>
      </text:list>
      <text:p text:style-name="P2"/>
      <text:p text:style-name="P2"><text:tab/></text:p>
      <text:p text:style-name="P2"><text:tab/>Pourquoi ? </text:p>
      <text:list xml:id="list880091978" text:style-name="L9">
        <text:list-item>
          <text:list>
            <text:list-item>
              <text:p text:style-name="P9">pour une entreprise</text:p>
              <text:list>
                <text:list-item>
                  <text:p text:style-name="P9">avoir une situation : bénéfice / perte</text:p>
                </text:list-item>
              </text:list>
            </text:list-item>
            <text:list-item>
              <text:p text:style-name="P9">admnistration ETAT CT</text:p>
            </text:list-item>
            <text:list-item>
              <text:p text:style-name="P9">sociétés financières </text:p>
              <text:p text:style-name="P9"/>
            </text:list-item>
          </text:list>
        </text:list-item>
      </text:list>
      <text:p text:style-name="P2"/>
      <text:p text:style-name="P2"><text:tab/>Pas mal de blabla dont je doute fort de la probabilité a tomber à examen. </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2-27T14:04:39</meta:creation-date>
    <dc:date>2013-02-27T15:38:19</dc:date>
    <dc:creator>Laurent </dc:creator>
    <meta:editing-duration>PT1H20M24S</meta:editing-duration>
    <meta:editing-cycles>5</meta:editing-cycles>
    <meta:generator>LibreOffice/3.5$Linux_x86 LibreOffice_project/350m1$Build-2</meta:generator>
    <meta:document-statistic meta:table-count="0" meta:image-count="0" meta:object-count="0" meta:page-count="2" meta:paragraph-count="46" meta:word-count="561" meta:character-count="3233" meta:non-whitespace-character-count="2750"/>
  </office:meta>
</office:document-meta>
</file>